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699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7.999cm" svg:height="7.163cm" svg:x="0cm" svg:y="2.133cm" presentation:class="title" presentation:user-transformed="true">
          <draw:text-box>
            <text:p text:style-name="P1"><text:span text:style-name="T1">Dios te guarde y bendig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7.999cm" svg:height="15.699cm" svg:x="0cm" svg:y="0.051cm" presentation:class="title" presentation:user-transformed="true">
          <draw:text-box>
            <text:p text:style-name="P3"><text:span text:style-name="T2">Dios te guarde y bendiga</text:span><text:span text:style-name="T2"><text:line-break/></text:span><text:span text:style-name="T2">Que extienda su amor</text:span><text:span text:style-name="T2"><text:line-break/></text:span><text:span text:style-name="T2">Y te muestre favor</text:span><text:span text:style-name="T2"><text:line-break/></text:span><text:span text:style-name="T2">Dios te mire con agrado</text:span><text:span text:style-name="T2"><text:line-break/></text:span><text:span text:style-name="T2">Y te dé paz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7.999cm" svg:height="15.699cm" svg:x="0cm" svg:y="0.051cm" presentation:class="title" presentation:user-transformed="true">
          <draw:text-box>
            <text:p text:style-name="P3"><text:span text:style-name="T2">Amén, amén, amén</text:span><text:span text:style-name="T2"><text:line-break/></text:span><text:span text:style-name="T2">Amén, amén, amé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7.999cm" svg:height="15.699cm" svg:x="0cm" svg:y="0.051cm" presentation:class="title" presentation:user-transformed="true">
          <draw:text-box>
            <text:p text:style-name="P3"><text:span text:style-name="T2">Que te cubra con su gracia</text:span><text:span text:style-name="T2"><text:line-break/></text:span><text:span text:style-name="T2">Hasta mil generaciones</text:span><text:span text:style-name="T2"><text:line-break/></text:span><text:span text:style-name="T2">Tu familia y tus hijos</text:span><text:span text:style-name="T2"><text:line-break/></text:span><text:span text:style-name="T2">Y los hijos de tus hij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7.999cm" svg:height="15.699cm" svg:x="0cm" svg:y="0.051cm" presentation:class="title" presentation:user-transformed="true">
          <draw:text-box>
            <text:p text:style-name="P3"><text:span text:style-name="T2">Su presencia te acompañe</text:span><text:span text:style-name="T2"><text:line-break/></text:span><text:span text:style-name="T2">Dondequiera que tú vayas</text:span><text:span text:style-name="T2"><text:line-break/></text:span><text:span text:style-name="T2">Y te llene, te rodee</text:span><text:span text:style-name="T2"><text:line-break/></text:span><text:span text:style-name="T2">Va contigo, va contigo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7.999cm" svg:height="15.699cm" svg:x="0cm" svg:y="0.051cm" presentation:class="title" presentation:user-transformed="true">
          <draw:text-box>
            <text:p text:style-name="P3"><text:span text:style-name="T2">De mañana y de noche</text:span><text:span text:style-name="T2"><text:line-break/></text:span><text:span text:style-name="T2">En tu entrada y salida</text:span><text:span text:style-name="T2"><text:line-break/></text:span><text:span text:style-name="T2">En tu llanto y alegría</text:span><text:span text:style-name="T2"><text:line-break/></text:span><text:span text:style-name="T2">Él te ama, él te am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7.999cm" svg:height="15.699cm" svg:x="0cm" svg:y="0.051cm" presentation:class="title" presentation:user-transformed="true">
          <draw:text-box>
            <text:p text:style-name="P3"><text:span text:style-name="T2">Él te ama, él te ama</text:span><text:span text:style-name="T2"><text:line-break/></text:span><text:span text:style-name="T2">Él te ama, él te ama</text:span><text:span text:style-name="T2"><text:line-break/></text:span><text:span text:style-name="T2">Él te ama, él te a m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3-05T10:48:02.092000000</meta:creation-date>
    <dc:date>2023-03-05T13:15:37.663000000</dc:date>
    <meta:editing-duration>PT2H10M41S</meta:editing-duration>
    <meta:editing-cycles>1</meta:editing-cycles>
    <meta:document-statistic meta:object-count="42"/>
    <meta:generator>Real_Office/6.2.3.2$Windows_x86 LibreOffice_project/b40a93cffb3080b9876e40c60e03703e9bd35612</meta:generator>
  </office:meta>
</office:document-meta>
</file>